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EsqlQuery.PostgresEsqlQuery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EsqlQuery.Postgres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EsqlQuery.getQuery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stgresEsqlQuery.getResul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